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verRegistryTests.groovyMarkup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groovy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has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jsp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freeMarker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scrip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ResolverRegistryTests.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custom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jspMultiple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ResolverRegistryTests.j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hasRegistrationsWhenContentNegotia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contentNegotiationAddsDefaultView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ResolverRegistryTests.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ResolverRegistryTests.checkAndGetResolver( Class &lt; T &gt; resolv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ResolverRegistryTests.free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scriptTemplate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no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checkPropertyValues( ViewResolver resolver , Object ... nameValuePa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